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00" draw:fill="none" draw:fill-color="#ffffff" draw:textarea-horizontal-align="center" draw:textarea-vertical-align="bottom" draw:auto-grow-height="false" fo:padding-top="0cm" fo:padding-bottom="-1.5cm" fo:padding-left="0cm" fo:padding-right="0cm"/>
    </style:style>
    <style:style style:name="gr2" style:family="graphic" style:parent-style-name="standard">
      <style:graphic-properties svg:stroke-color="#800080" draw:fill="none" draw:fill-color="#ffffff" draw:textarea-horizontal-align="left" draw:textarea-vertical-align="top" draw:auto-grow-height="false" fo:padding-top="0.75cm" fo:padding-left="-0.25cm"/>
    </style:style>
    <style:style style:name="gr3" style:family="graphic" style:parent-style-name="standard">
      <style:graphic-properties svg:stroke-color="#000080" draw:fill="none" draw:fill-color="#ffffff" draw:textarea-horizontal-align="right" draw:textarea-vertical-align="bottom" draw:auto-grow-height="false" fo:padding-left="-3.5cm"/>
    </style:style>
    <style:style style:name="gr4" style:family="graphic" style:parent-style-name="standard">
      <style:graphic-properties svg:stroke-color="#008000" draw:fill="none" draw:fill-color="#ffffff" draw:textarea-horizontal-align="left" draw:textarea-vertical-align="bottom" draw:auto-grow-height="false" fo:padding-bottom="-2.5cm" fo:padding-left="1cm" fo:wrap-option="wrap"/>
    </style:style>
    <style:style style:name="gr5" style:family="graphic" style:parent-style-name="standard">
      <style:graphic-properties draw:stroke="none" svg:stroke-width="0.035cm" svg:stroke-color="#000080" draw:stroke-linejoin="miter" draw:fill="solid" draw:fill-color="#800000"/>
    </style:style>
    <style:style style:name="gr6" style:family="graphic" style:parent-style-name="standard">
      <style:graphic-properties draw:stroke="none" svg:stroke-width="0.035cm" svg:stroke-color="#000080" draw:stroke-linejoin="miter" draw:fill="none"/>
    </style:style>
    <style:style style:name="gr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8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svg:stroke-color="#800080" draw:fill-color="#9966cc" draw:textarea-horizontal-align="justify" draw:textarea-vertical-align="middle" draw:auto-grow-height="false"/>
    </style:style>
    <style:style style:name="gr12" style:family="graphic" style:parent-style-name="standard">
      <style:graphic-properties svg:stroke-color="#808000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 fo:font-size="18pt" style:font-size-asian="18pt" style:font-size-complex="18pt"/>
    </style:style>
    <style:style style:name="T1" style:family="text">
      <style:text-properties fo:color="#808000"/>
    </style:style>
    <style:style style:name="T2" style:family="text">
      <style:text-properties fo:color="#800080"/>
    </style:style>
    <style:style style:name="T3" style:family="text">
      <style:text-properties fo:color="#00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2cm" svg:height="3.32cm" svg:x="11.117cm" svg:y="16.902cm">
          <text:p text:style-name="P1"><text:span text:style-name="T1">Reuill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8.44cm" svg:height="8.44cm" svg:x="8.557cm" svg:y="14.342cm">
          <text:p text:style-name="P1"><text:span text:style-name="T2">Sequoi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7.755cm" svg:height="17.755cm" svg:x="3.9cm" svg:y="9.685cm">
          <text:p text:style-name="P2">Sante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9.32cm" svg:height="9.32cm" svg:x="8.117cm" svg:y="13.902cm">
          <text:p text:style-name="P1"><text:span text:style-name="T3">Antreblo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gon draw:style-name="gr5" draw:layer="layout" svg:width="0.938cm" svg:height="0.922cm" svg:x="12.308cm" svg:y="18.101cm" svg:viewBox="0 0 939 923" draw:points="939,631 610,645 434,923 319,614 0,533 259,329 237,0 511,183 817,61 728,378">
          <text:p/>
        </draw:polygon>
        <draw:polygon draw:style-name="gr6" draw:layer="layout" svg:width="26.249cm" svg:height="37.124cm" svg:x="-0.348cm" svg:y="0cm" svg:viewBox="0 0 26250 37125" draw:points="13125,37125 0,37125 0,0 26250,0 26250,37125">
          <text:p/>
        </draw:polygon>
        <draw:path draw:style-name="gr6" draw:layer="layout" svg:width="13.556cm" svg:height="13.253cm" svg:x="5.999cm" svg:y="11.935cm" svg:viewBox="0 0 13557 13254" svg:d="m13557 6627c0 1220-284 2257-908 3314-624 1056-1401 1815-2481 2425-1081 611-2142 888-3390 888-1247 0-2308-277-3389-888-1080-610-1857-1369-2481-2425-624-1057-908-2094-908-3314s284-2257 908-3313c624-1057 1401-1816 2481-2426 1081-610 2142-888 3389-888 1248 0 2309 278 3390 888 1080 610 1857 1369 2481 2426 624 1056 908 2093 908 3313z">
          <text:p/>
        </draw:path>
        <draw:path draw:style-name="gr6" draw:layer="layout" svg:width="5.921cm" svg:height="7.055cm" svg:x="9.816cm" svg:y="15.034cm" svg:viewBox="0 0 5922 7056" svg:d="m5922 3528v0c0 649-125 1201-397 1764-273 562-612 966-1084 1291s-935 473-1480 473-1009-148-1481-473-811-729-1083-1291c-273-563-397-1115-397-1764 0-650 124-1202 397-1764 272-563 611-967 1083-1291 472-325 936-473 1481-473s1008 148 1480 473c472 324 811 728 1084 1291 272 562 397 1114 397 1764z">
          <text:p/>
        </draw:path>
        <draw:frame draw:style-name="gr7" draw:layer="layout" svg:width="0.502cm" svg:height="1.187cm" svg:x="12.526cm" svg:y="17.969cm">
          <draw:text-box>
            <text:p/>
          </draw:text-box>
        </draw:frame>
        <draw:frame draw:style-name="gr8" draw:layer="layout" svg:width="0.502cm" svg:height="1.187cm" svg:x="12.526cm" svg:y="18.081cm">
          <draw:text-box>
            <text:p/>
          </draw:text-box>
        </draw:frame>
        <draw:custom-shape draw:style-name="gr9" draw:text-style-name="P1" draw:layer="layout" svg:width="0.664cm" svg:height="0.664cm" svg:x="18.761cm" svg:y="24.5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0" draw:text-style-name="P1" draw:layer="layout" svg:width="0.664cm" svg:height="0.664cm" svg:x="11.4cm" svg:y="22.7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0.664cm" svg:height="0.664cm" svg:x="8.5cm" svg:y="16.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0.664cm" svg:height="0.664cm" svg:x="12.885cm" svg:y="19.8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0-28T16:04:59</dc:date>
    <meta:generator>LibreOffice/3.6$MacOSX_x86 LibreOffice_project/2ef5aff-a6fb0ff-166bdff-cf087ad-0f1389</meta:generator>
    <meta:editing-duration>PT40M47S</meta:editing-duration>
    <meta:editing-cycles>36</meta:editing-cycles>
    <meta:document-statistic meta:object-count="14"/>
  </office:meta>
</office:document-meta>
</file>